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dgf" draw:style-name="gr1" draw:text-style-name="P1" svg:width="621.41pt" svg:height="380.78pt" svg:x="531.61pt" svg:y="61.85pt">
            <loext:p draw:notify-on-update-of-ranges="Sheet1.A12:Sheet1.B12 Sheet1.A13:Sheet1.B13 Sheet1.A14:Sheet1.B14 Sheet1.A14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allel</text:p>
          </table:table-cell>
          <table:table-cell table:number-columns-repeated="2"/>
        </table:table-row>
        <table:table-row table:style-name="ro1">
          <table:table-cell office:value-type="float" office:value="32.712404329" calcext:value-type="float">
            <text:p>32.712404329</text:p>
          </table:table-cell>
          <table:table-cell office:value-type="float" office:value="91.878755458" calcext:value-type="float">
            <text:p>91.878755458</text:p>
          </table:table-cell>
          <table:table-cell/>
        </table:table-row>
        <table:table-row table:style-name="ro1">
          <table:table-cell office:value-type="float" office:value="49.120382524" calcext:value-type="float">
            <text:p>49.120382524</text:p>
          </table:table-cell>
          <table:table-cell office:value-type="float" office:value="156.162881019" calcext:value-type="float">
            <text:p>156.162881019</text:p>
          </table:table-cell>
          <table:table-cell/>
        </table:table-row>
        <table:table-row table:style-name="ro1">
          <table:table-cell office:value-type="float" office:value="59.42733131" calcext:value-type="float">
            <text:p>59.42733131</text:p>
          </table:table-cell>
          <table:table-cell office:value-type="float" office:value="247.707909383" calcext:value-type="float">
            <text:p>247.707909383</text:p>
          </table:table-cell>
          <table:table-cell/>
        </table:table-row>
        <table:table-row table:style-name="ro1">
          <table:table-cell office:value-type="float" office:value="33.747802652" calcext:value-type="float">
            <text:p>33.747802652</text:p>
          </table:table-cell>
          <table:table-cell office:value-type="float" office:value="158.206181136" calcext:value-type="float">
            <text:p>158.206181136</text:p>
          </table:table-cell>
          <table:table-cell/>
        </table:table-row>
        <table:table-row table:style-name="ro1">
          <table:table-cell office:value-type="float" office:value="58.826182736" calcext:value-type="float">
            <text:p>58.826182736</text:p>
          </table:table-cell>
          <table:table-cell office:value-type="float" office:value="256.630443733" calcext:value-type="float">
            <text:p>256.630443733</text:p>
          </table:table-cell>
          <table:table-cell/>
        </table:table-row>
        <table:table-row table:style-name="ro1">
          <table:table-cell office:value-type="float" office:value="37.337687312" calcext:value-type="float">
            <text:p>37.337687312</text:p>
          </table:table-cell>
          <table:table-cell office:value-type="float" office:value="157.57926158" calcext:value-type="float">
            <text:p>157.57926158</text:p>
          </table:table-cell>
          <table:table-cell/>
        </table:table-row>
        <table:table-row table:style-name="ro1">
          <table:table-cell office:value-type="float" office:value="59.374642881" calcext:value-type="float">
            <text:p>59.374642881</text:p>
          </table:table-cell>
          <table:table-cell office:value-type="float" office:value="256.775767979" calcext:value-type="float">
            <text:p>256.775767979</text:p>
          </table:table-cell>
          <table:table-cell/>
        </table:table-row>
        <table:table-row table:style-name="ro1">
          <table:table-cell office:value-type="float" office:value="37.633362109" calcext:value-type="float">
            <text:p>37.633362109</text:p>
          </table:table-cell>
          <table:table-cell office:value-type="float" office:value="163.822547775" calcext:value-type="float">
            <text:p>163.822547775</text:p>
          </table:table-cell>
          <table:table-cell/>
        </table:table-row>
        <table:table-row table:style-name="ro1">
          <table:table-cell office:value-type="float" office:value="58.614047319" calcext:value-type="float">
            <text:p>58.614047319</text:p>
          </table:table-cell>
          <table:table-cell office:value-type="float" office:value="266.212456393" calcext:value-type="float">
            <text:p>266.212456393</text:p>
          </table:table-cell>
          <table:table-cell/>
        </table:table-row>
        <table:table-row table:style-name="ro1">
          <table:table-cell office:value-type="float" office:value="36.688101539" calcext:value-type="float">
            <text:p>36.688101539</text:p>
          </table:table-cell>
          <table:table-cell office:value-type="float" office:value="156.054327119" calcext:value-type="float">
            <text:p>156.054327119</text:p>
          </table:table-cell>
          <table:table-cell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Serial </text:p>
          </table:table-cell>
          <table:table-cell/>
        </table:table-row>
        <table:table-row table:style-name="ro1">
          <table:table-cell table:formula="of:=AVERAGE([.A2:.A11])" office:value-type="float" office:value="46.3481944711" calcext:value-type="float">
            <text:p>46.3481944711</text:p>
          </table:table-cell>
          <table:table-cell table:style-name="ce1" table:formula="of:=AVERAGE([.B2:.B11])" office:value-type="float" office:value="191.1030531575" calcext:value-type="float">
            <text:p>191.1030531575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formula="of:=STDEV([.A2:.A11])" office:value-type="float" office:value="11.7839256195659" calcext:value-type="float">
            <text:p>11.7839256196</text:p>
          </table:table-cell>
          <table:table-cell table:formula="of:=STDEV([.B1:.B11])" office:value-type="float" office:value="60.2745951963611" calcext:value-type="float">
            <text:p>60.2745951964</text:p>
          </table:table-cell>
          <table:table-cell office:value-type="string" calcext:value-type="string">
            <text:p>std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1:52:15.559046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42:28.520235626</meta:creation-date>
    <dc:date>2016-06-02T14:53:45.511408542</dc:date>
    <meta:editing-duration>PT10M59S</meta:editing-duration>
    <meta:editing-cycles>3</meta:editing-cycles>
    <meta:generator>LibreOffice/5.1.2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A14:Sheet1.B14" chart:error-lower-range="Sheet1.A14:Sheet1.B1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4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Arial" style:font-style-name="Regular"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family="Arial" style:font-style-name="Regular" fo:font-size="18pt" style:font-size-asian="9pt" style:font-size-complex="9pt"/>
    </style:style>
    <style:style style:name="ch6" style:family="chart" style:data-style-name="N0">
      <style:chart-properties chart:link-data-style-to-source="true" chart:error-category="cell-range" chart:error-upper-range="Sheet1.A14:Sheet1.B14" chart:error-lower-range="Sheet1.A14:Sheet1.B14"/>
      <style:graphic-properties draw:stroke="none" draw:fill-color="#b2b2b2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A14:Sheet1.B14" chart:error-lower-range="Sheet1.A14:Sheet1.B14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solid-type="cuboid"/>
      <style:graphic-properties draw:fill-color="#66666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3cm" svg:height="13.434cm" xlink:href=".." xlink:type="simple" chart:class="chart:bar" chart:style-name="ch1">
        <chart:plot-area chart:style-name="ch2" table:cell-range-address="Sheet1.A12:Sheet1.B13" chart:data-source-has-labels="row" svg:x="1.985cm" svg:y="0.268cm" svg:width="19.5cm" svg:height="12.898cm">
          <chartooo:coordinate-region svg:x="3.109cm" svg:y="0.547cm" svg:width="18.376cm" svg:height="11.655cm"/>
          <chart:axis chart:dimension="x" chart:name="primary-x" chart:style-name="ch3" chartooo:axis-type="auto">
            <chartooo:date-scale/>
            <chart:categories table:cell-range-address="Sheet1.A12:Sheet1.B12"/>
          </chart:axis>
          <chart:axis chart:dimension="y" chart:name="primary-y" chart:style-name="ch4">
            <chart:title svg:x="0.451cm" svg:y="11.316cm" chart:style-name="ch5">
              <text:p>Average Performance(N=10) (s)</text:p>
            </chart:title>
          </chart:axis>
          <chart:series chart:style-name="ch6" chart:values-cell-range-address="Sheet1.A13:Sheet1.B13" chart:class="chart:bar">
            <chart:error-indicator chart:style-name="ch7" chart:dimension="y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heet1.A12:Sheet1.B12</svg:desc>
                </draw:g>
              </table:table-cell>
              <table:table-cell office:value-type="string">
                <text:p>Serial 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6.3481944711">
                <text:p>46.3481944711</text:p>
                <draw:g>
                  <svg:desc>Sheet1.A13:Sheet1.B13</svg:desc>
                </draw:g>
              </table:table-cell>
              <table:table-cell office:value-type="float" office:value="191.1030531575">
                <text:p>191.103053157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1.7839256195659">
                <text:p>11.7839256195659</text:p>
                <draw:g>
                  <svg:desc>Sheet1.A14:Sheet1.B14</svg:desc>
                </draw:g>
              </table:table-cell>
              <table:table-cell office:value-type="float" office:value="60.2745951963611">
                <text:p>60.274595196361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1.7839256195659">
                <text:p>11.7839256195659</text:p>
                <draw:g>
                  <svg:desc>Sheet1.A14:Sheet1.B14</svg:desc>
                </draw:g>
              </table:table-cell>
              <table:table-cell office:value-type="float" office:value="60.2745951963611">
                <text:p>60.2745951963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